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22127455" calcext:value-type="float">
            <text:p>10.322127455</text:p>
          </table:table-cell>
          <table:table-cell office:value-type="float" office:value="6.154354766" calcext:value-type="float">
            <text:p>6.15435476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63405365" calcext:value-type="float">
            <text:p>5.663405365</text:p>
          </table:table-cell>
          <table:table-cell office:value-type="float" office:value="3.373996609" calcext:value-type="float">
            <text:p>3.37399660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82260085403581" calcext:value-type="float">
            <text:p>1.82260085403581</text:p>
          </table:table-cell>
          <table:table-cell table:formula="of:=[.$C$3] / [.$C4]" office:value-type="float" office:value="1.82405481664786" calcext:value-type="float">
            <text:p>1.824054816647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0015743" calcext:value-type="float">
            <text:p>3.10015743</text:p>
          </table:table-cell>
          <table:table-cell office:value-type="float" office:value="1.819783953" calcext:value-type="float">
            <text:p>1.81978395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3.3295494464615" calcext:value-type="float">
            <text:p>3.3295494464615</text:p>
          </table:table-cell>
          <table:table-cell table:formula="of:=[.$C$3] / [.$C5]" office:value-type="float" office:value="3.38191506516708" calcext:value-type="float">
            <text:p>3.38191506516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68094492" calcext:value-type="float">
            <text:p>3.268094492</text:p>
          </table:table-cell>
          <table:table-cell office:value-type="float" office:value="1.337438619" calcext:value-type="float">
            <text:p>1.33743861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3.15845440830051" calcext:value-type="float">
            <text:p>3.15845440830051</text:p>
          </table:table-cell>
          <table:table-cell table:formula="of:=[.$C$3] / [.$C6]" office:value-type="float" office:value="4.60159791901448" calcext:value-type="float">
            <text:p>4.60159791901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94830812" calcext:value-type="float">
            <text:p>4.494830812</text:p>
          </table:table-cell>
          <table:table-cell office:value-type="float" office:value="1.358220144" calcext:value-type="float">
            <text:p>1.3582201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29644404577869" calcext:value-type="float">
            <text:p>2.29644404577869</text:p>
          </table:table-cell>
          <table:table-cell table:formula="of:=[.$C$3] / [.$C7]" office:value-type="float" office:value="4.53119090685494" calcext:value-type="float">
            <text:p>4.531190906854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6777762" calcext:value-type="float">
            <text:p>5.6777762</text:p>
          </table:table-cell>
          <table:table-cell office:value-type="float" office:value="1.378827688" calcext:value-type="float">
            <text:p>1.37882768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1.81798772818837" calcext:value-type="float">
            <text:p>1.81798772818837</text:p>
          </table:table-cell>
          <table:table-cell table:formula="of:=[.$C$3] / [.$C8]" office:value-type="float" office:value="4.46346909012753" calcext:value-type="float">
            <text:p>4.463469090127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1" draw:style-name="gr1" draw:text-style-name="P1" svg:width="4.1705in" svg:height="3.5453in" svg:x="0.0004in" svg:y="0.0004in">
              <draw:object draw:notify-on-update-of-ranges="Dataset1.A3:Dataset1.A8 Dataset1.B2:Dataset1.B2 Dataset1.B3:Dataset1.B8 Dataset1.A3:Dataset1.A8 Dataset1.C2:Dataset1.C2 Dataset1.C3:Dataset1.C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draw:z-index="0" draw:style-name="gr1" draw:text-style-name="P1" svg:width="4.1705in" svg:height="3.5453in" svg:x="0.0189in" svg:y="0.0004in">
              <draw:object draw:notify-on-update-of-ranges="Dataset1.E3:Dataset1.E8 Dataset1.F2:Dataset1.F2 Dataset1.F3:Dataset1.F8 Dataset1.E3:Dataset1.E8 Dataset1.G2:Dataset1.G2 Dataset1.G3:Dataset1.G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Datas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35484841" calcext:value-type="float">
            <text:p>48.935484841</text:p>
          </table:table-cell>
          <table:table-cell office:value-type="float" office:value="25.595658153" calcext:value-type="float">
            <text:p>25.5956581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840738051" calcext:value-type="float">
            <text:p>25.840738051</text:p>
          </table:table-cell>
          <table:table-cell office:value-type="float" office:value="14.50016974" calcext:value-type="float">
            <text:p>14.5001697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8937340235569" calcext:value-type="float">
            <text:p>1.8937340235569</text:p>
          </table:table-cell>
          <table:table-cell table:formula="of:=[.$C$3] / [.$C4]" office:value-type="float" office:value="1.76519713989224" calcext:value-type="float">
            <text:p>1.76519713989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51202546" calcext:value-type="float">
            <text:p>16.251202546</text:p>
          </table:table-cell>
          <table:table-cell office:value-type="float" office:value="7.20181532" calcext:value-type="float">
            <text:p>7.2018153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3.01119161505034" calcext:value-type="float">
            <text:p>3.01119161505034</text:p>
          </table:table-cell>
          <table:table-cell table:formula="of:=[.$C$3] / [.$C5]" office:value-type="float" office:value="3.55405644489645" calcext:value-type="float">
            <text:p>3.55405644489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766023902" calcext:value-type="float">
            <text:p>17.766023902</text:p>
          </table:table-cell>
          <table:table-cell office:value-type="float" office:value="5.451783387" calcext:value-type="float">
            <text:p>5.45178338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2.75444213690893" calcext:value-type="float">
            <text:p>2.75444213690893</text:p>
          </table:table-cell>
          <table:table-cell table:formula="of:=[.$C$3] / [.$C6]" office:value-type="float" office:value="4.69491473451309" calcext:value-type="float">
            <text:p>4.694914734513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644935749" calcext:value-type="float">
            <text:p>19.644935749</text:p>
          </table:table-cell>
          <table:table-cell office:value-type="float" office:value="6.402018682" calcext:value-type="float">
            <text:p>6.40201868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49099744922765" calcext:value-type="float">
            <text:p>2.49099744922765</text:p>
          </table:table-cell>
          <table:table-cell table:formula="of:=[.$C$3] / [.$C7]" office:value-type="float" office:value="3.99806052190461" calcext:value-type="float">
            <text:p>3.998060521904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518395575" calcext:value-type="float">
            <text:p>20.518395575</text:p>
          </table:table-cell>
          <table:table-cell office:value-type="float" office:value="6.430963151" calcext:value-type="float">
            <text:p>6.43096315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2.38495669225833" calcext:value-type="float">
            <text:p>2.38495669225833</text:p>
          </table:table-cell>
          <table:table-cell table:formula="of:=[.$C$3] / [.$C8]" office:value-type="float" office:value="3.98006605729344" calcext:value-type="float">
            <text:p>3.980066057293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2.A3:Dataset2.A8 Dataset2.B2:Dataset2.B2 Dataset2.B3:Dataset2.B8 Dataset2.A3:Dataset2.A8 Dataset2.C2:Dataset2.C2 Dataset2.C3:Dataset2.C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2.E3:Dataset2.E8 Dataset2.F2:Dataset2.F2 Dataset2.F3:Dataset2.F8 Dataset2.E3:Dataset2.E8 Dataset2.G2:Dataset2.G2 Dataset2.G3:Dataset2.G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</table:table>
      <table:table table:name="Datas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728282723" calcext:value-type="float">
            <text:p>77.728282723</text:p>
          </table:table-cell>
          <table:table-cell office:value-type="float" office:value="42.372407477" calcext:value-type="float">
            <text:p>42.37240747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411700107" calcext:value-type="float">
            <text:p>40.411700107</text:p>
          </table:table-cell>
          <table:table-cell office:value-type="float" office:value="21.75361434" calcext:value-type="float">
            <text:p>21.7536143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92341036178124" calcext:value-type="float">
            <text:p>1.92341036178124</text:p>
          </table:table-cell>
          <table:table-cell table:formula="of:=[.$C$3] / [.$C4]" office:value-type="float" office:value="1.94783298144101" calcext:value-type="float">
            <text:p>1.94783298144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369083221" calcext:value-type="float">
            <text:p>27.369083221</text:p>
          </table:table-cell>
          <table:table-cell office:value-type="float" office:value="11.778220565" calcext:value-type="float">
            <text:p>11.7782205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2.84000315594641" calcext:value-type="float">
            <text:p>2.84000315594641</text:p>
          </table:table-cell>
          <table:table-cell table:formula="of:=[.$C$3] / [.$C5]" office:value-type="float" office:value="3.59752198926494" calcext:value-type="float">
            <text:p>3.597521989264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990360288" calcext:value-type="float">
            <text:p>29.990360288</text:p>
          </table:table-cell>
          <table:table-cell office:value-type="float" office:value="7.932352004" calcext:value-type="float">
            <text:p>7.93235200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2.59177555643109" calcext:value-type="float">
            <text:p>2.59177555643109</text:p>
          </table:table-cell>
          <table:table-cell table:formula="of:=[.$C$3] / [.$C6]" office:value-type="float" office:value="5.34172052067699" calcext:value-type="float">
            <text:p>5.341720520676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312827979" calcext:value-type="float">
            <text:p>31.312827979</text:p>
          </table:table-cell>
          <table:table-cell office:value-type="float" office:value="8.241414858" calcext:value-type="float">
            <text:p>8.2414148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48231436570113" calcext:value-type="float">
            <text:p>2.48231436570113</text:p>
          </table:table-cell>
          <table:table-cell table:formula="of:=[.$C$3] / [.$C7]" office:value-type="float" office:value="5.14139965128303" calcext:value-type="float">
            <text:p>5.141399651283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902593635" calcext:value-type="float">
            <text:p>30.902593635</text:p>
          </table:table-cell>
          <table:table-cell office:value-type="float" office:value="9.290379914" calcext:value-type="float">
            <text:p>9.29037991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2.51526728277479" calcext:value-type="float">
            <text:p>2.51526728277479</text:p>
          </table:table-cell>
          <table:table-cell table:formula="of:=[.$C$3] / [.$C8]" office:value-type="float" office:value="4.560890713753" calcext:value-type="float">
            <text:p>4.5608907137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3.A3:Dataset3.A8 Dataset3.B2:Dataset3.B2 Dataset3.B3:Dataset3.B8 Dataset3.A3:Dataset3.A8 Dataset3.C2:Dataset3.C2 Dataset3.C3:Dataset3.C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3.E3:Dataset3.E8 Dataset3.F2:Dataset3.F2 Dataset3.F3:Dataset3.F8 Dataset3.E3:Dataset3.E8 Dataset3.G2:Dataset3.G2 Dataset3.G3:Dataset3.G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</table:table>
      <table:table table:name="Datas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318622539" calcext:value-type="float">
            <text:p>80.318622539</text:p>
          </table:table-cell>
          <table:table-cell office:value-type="float" office:value="41.978355415" calcext:value-type="float">
            <text:p>41.9783554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43775434" calcext:value-type="float">
            <text:p>42.43775434</text:p>
          </table:table-cell>
          <table:table-cell office:value-type="float" office:value="20.87751702" calcext:value-type="float">
            <text:p>20.877517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89262188322946" calcext:value-type="float">
            <text:p>1.89262188322946</text:p>
          </table:table-cell>
          <table:table-cell table:formula="of:=[.$C$3] / [.$C4]" office:value-type="float" office:value="2.01069674017203" calcext:value-type="float">
            <text:p>2.01069674017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578493037" calcext:value-type="float">
            <text:p>28.578493037</text:p>
          </table:table-cell>
          <table:table-cell office:value-type="float" office:value="12.471400848" calcext:value-type="float">
            <text:p>12.47140084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2.81045688570818" calcext:value-type="float">
            <text:p>2.81045688570818</text:p>
          </table:table-cell>
          <table:table-cell table:formula="of:=[.$C$3] / [.$C5]" office:value-type="float" office:value="3.36596954316739" calcext:value-type="float">
            <text:p>3.36596954316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430828176" calcext:value-type="float">
            <text:p>30.430828176</text:p>
          </table:table-cell>
          <table:table-cell office:value-type="float" office:value="8.249870476" calcext:value-type="float">
            <text:p>8.24987047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2.63938339352674" calcext:value-type="float">
            <text:p>2.63938339352674</text:p>
          </table:table-cell>
          <table:table-cell table:formula="of:=[.$C$3] / [.$C6]" office:value-type="float" office:value="5.08836539156836" calcext:value-type="float">
            <text:p>5.08836539156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921042849" calcext:value-type="float">
            <text:p>30.921042849</text:p>
          </table:table-cell>
          <table:table-cell office:value-type="float" office:value="8.468853197" calcext:value-type="float">
            <text:p>8.46885319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59753925283919" calcext:value-type="float">
            <text:p>2.59753925283919</text:p>
          </table:table-cell>
          <table:table-cell table:formula="of:=[.$C$3] / [.$C7]" office:value-type="float" office:value="4.95679337432256" calcext:value-type="float">
            <text:p>4.95679337432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907098825" calcext:value-type="float">
            <text:p>30.907098825</text:p>
          </table:table-cell>
          <table:table-cell office:value-type="float" office:value="9.269613284" calcext:value-type="float">
            <text:p>9.26961328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2.59871115674022" calcext:value-type="float">
            <text:p>2.59871115674022</text:p>
          </table:table-cell>
          <table:table-cell table:formula="of:=[.$C$3] / [.$C8]" office:value-type="float" office:value="4.52859834913044" calcext:value-type="float">
            <text:p>4.528598349130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4.A3:Dataset4.A8 Dataset4.B2:Dataset4.B2 Dataset4.B3:Dataset4.B8 Dataset4.A3:Dataset4.A8 Dataset4.C2:Dataset4.C2 Dataset4.C3:Dataset4.C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4.E3:Dataset4.E8 Dataset4.F2:Dataset4.F2 Dataset4.F3:Dataset4.F8 Dataset4.E3:Dataset4.E8 Dataset4.G2:Dataset4.G2 Dataset4.G3:Dataset4.G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set1.A11:Dataset1.C1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taset2.A11:Dataset2.C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set3.A5:Dataset3.C1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ataset4.A11:Dataset4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7:32:10.888632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7:41:03.995758549</dc:date>
    <meta:editing-duration>PT1H49M23S</meta:editing-duration>
    <meta:editing-cycles>7</meta:editing-cycles>
    <meta:generator>LibreOffice/7.6.3.2$Linux_X86_64 LibreOffice_project/60$Build-2</meta:generator>
    <meta:document-statistic meta:table-count="4" meta:cell-count="272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1.A3:Dataset1.C8 Dataset1.B2:Dataset1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1.B3:Dataset1.B8" chart:label-cell-address="Dataset1.B2:Dataset1.B2" chart:class="chart:scatter">
            <chart:domain table:cell-range-address="Dataset1.A3:Dataset1.A8"/>
            <chart:data-point chart:repeated="6"/>
          </chart:series>
          <chart:series chart:style-name="ch11" chart:values-cell-range-address="Dataset1.C3:Dataset1.C8" chart:label-cell-address="Dataset1.C2:Dataset1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1.B2:Dataset1.B2</svg:desc>
                </draw:g>
              </table:table-cell>
              <table:table-cell office:value-type="string">
                <text:p>AORUS 15P KD 993AD</text:p>
                <draw:g>
                  <svg:desc>Dataset1.C2:Datas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A3:Dataset1.A8</svg:desc>
                </draw:g>
              </table:table-cell>
              <table:table-cell office:value-type="float" office:value="10.322127455">
                <text:p>10.322127455</text:p>
                <draw:g>
                  <svg:desc>Dataset1.B3:Dataset1.B8</svg:desc>
                </draw:g>
              </table:table-cell>
              <table:table-cell office:value-type="float" office:value="6.154354766">
                <text:p>6.154354766</text:p>
                <draw:g>
                  <svg:desc>Dataset1.C3:Datas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63405365">
                <text:p>5.663405365</text:p>
              </table:table-cell>
              <table:table-cell office:value-type="float" office:value="3.373996609">
                <text:p>3.373996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0015743">
                <text:p>3.10015743</text:p>
              </table:table-cell>
              <table:table-cell office:value-type="float" office:value="1.819783953">
                <text:p>1.819783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68094492">
                <text:p>3.268094492</text:p>
              </table:table-cell>
              <table:table-cell office:value-type="float" office:value="1.337438619">
                <text:p>1.337438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494830812">
                <text:p>4.494830812</text:p>
              </table:table-cell>
              <table:table-cell office:value-type="float" office:value="1.358220144">
                <text:p>1.35822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6777762">
                <text:p>5.6777762</text:p>
              </table:table-cell>
              <table:table-cell office:value-type="float" office:value="1.378827688">
                <text:p>1.378827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2.A3:Dataset2.C8 Dataset2.B2:Dataset2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B3:Dataset2.B8" chart:label-cell-address="Dataset2.B2:Dataset2.B2" chart:class="chart:scatter">
            <chart:domain table:cell-range-address="Dataset2.A3:Dataset2.A8"/>
            <chart:data-point chart:repeated="6"/>
          </chart:series>
          <chart:series chart:style-name="ch11" chart:values-cell-range-address="Dataset2.C3:Dataset2.C8" chart:label-cell-address="Dataset2.C2:Dataset2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2.B2:Dataset2.B2</svg:desc>
                </draw:g>
              </table:table-cell>
              <table:table-cell office:value-type="string">
                <text:p>AORUS 15P KD 993AD</text:p>
                <draw:g>
                  <svg:desc>Dataset2.C2:Datas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A3:Dataset2.A8</svg:desc>
                </draw:g>
              </table:table-cell>
              <table:table-cell office:value-type="float" office:value="48.935484841">
                <text:p>48.935484841</text:p>
                <draw:g>
                  <svg:desc>Dataset2.B3:Dataset2.B8</svg:desc>
                </draw:g>
              </table:table-cell>
              <table:table-cell office:value-type="float" office:value="25.595658153">
                <text:p>25.595658153</text:p>
                <draw:g>
                  <svg:desc>Dataset2.C3:Datas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840738051">
                <text:p>25.840738051</text:p>
              </table:table-cell>
              <table:table-cell office:value-type="float" office:value="14.50016974">
                <text:p>14.50016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.251202546">
                <text:p>16.251202546</text:p>
              </table:table-cell>
              <table:table-cell office:value-type="float" office:value="7.20181532">
                <text:p>7.20181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7.766023902">
                <text:p>17.766023902</text:p>
              </table:table-cell>
              <table:table-cell office:value-type="float" office:value="5.451783387">
                <text:p>5.451783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644935749">
                <text:p>19.644935749</text:p>
              </table:table-cell>
              <table:table-cell office:value-type="float" office:value="6.402018682">
                <text:p>6.402018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.518395575">
                <text:p>20.518395575</text:p>
              </table:table-cell>
              <table:table-cell office:value-type="float" office:value="6.430963151">
                <text:p>6.430963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3.A3:Dataset3.C8 Dataset3.B2:Dataset3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B3:Dataset3.B8" chart:label-cell-address="Dataset3.B2:Dataset3.B2" chart:class="chart:scatter">
            <chart:domain table:cell-range-address="Dataset3.A3:Dataset3.A8"/>
            <chart:data-point chart:repeated="6"/>
          </chart:series>
          <chart:series chart:style-name="ch11" chart:values-cell-range-address="Dataset3.C3:Dataset3.C8" chart:label-cell-address="Dataset3.C2:Dataset3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3.B2:Dataset3.B2</svg:desc>
                </draw:g>
              </table:table-cell>
              <table:table-cell office:value-type="string">
                <text:p>AORUS 15P KD 993AD</text:p>
                <draw:g>
                  <svg:desc>Dataset3.C2:Datas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A3:Dataset3.A8</svg:desc>
                </draw:g>
              </table:table-cell>
              <table:table-cell office:value-type="float" office:value="77.728282723">
                <text:p>77.728282723</text:p>
                <draw:g>
                  <svg:desc>Dataset3.B3:Dataset3.B8</svg:desc>
                </draw:g>
              </table:table-cell>
              <table:table-cell office:value-type="float" office:value="42.372407477">
                <text:p>42.372407477</text:p>
                <draw:g>
                  <svg:desc>Dataset3.C3:Dataset3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411700107">
                <text:p>40.411700107</text:p>
              </table:table-cell>
              <table:table-cell office:value-type="float" office:value="21.75361434">
                <text:p>21.75361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.369083221">
                <text:p>27.369083221</text:p>
              </table:table-cell>
              <table:table-cell office:value-type="float" office:value="11.778220565">
                <text:p>11.77822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.990360288">
                <text:p>29.990360288</text:p>
              </table:table-cell>
              <table:table-cell office:value-type="float" office:value="7.932352004">
                <text:p>7.932352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1.312827979">
                <text:p>31.312827979</text:p>
              </table:table-cell>
              <table:table-cell office:value-type="float" office:value="8.241414858">
                <text:p>8.241414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0.902593635">
                <text:p>30.902593635</text:p>
              </table:table-cell>
              <table:table-cell office:value-type="float" office:value="9.290379914">
                <text:p>9.290379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4.A3:Dataset4.C8 Dataset4.B2:Dataset4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B3:Dataset4.B8" chart:label-cell-address="Dataset4.B2:Dataset4.B2" chart:class="chart:scatter">
            <chart:domain table:cell-range-address="Dataset4.A3:Dataset4.A8"/>
            <chart:data-point chart:repeated="6"/>
          </chart:series>
          <chart:series chart:style-name="ch11" chart:values-cell-range-address="Dataset4.C3:Dataset4.C8" chart:label-cell-address="Dataset4.C2:Dataset4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4.B2:Dataset4.B2</svg:desc>
                </draw:g>
              </table:table-cell>
              <table:table-cell office:value-type="string">
                <text:p>AORUS 15P KD 993AD</text:p>
                <draw:g>
                  <svg:desc>Dataset4.C2:Datas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A3:Dataset4.A8</svg:desc>
                </draw:g>
              </table:table-cell>
              <table:table-cell office:value-type="float" office:value="80.318622539">
                <text:p>80.318622539</text:p>
                <draw:g>
                  <svg:desc>Dataset4.B3:Dataset4.B8</svg:desc>
                </draw:g>
              </table:table-cell>
              <table:table-cell office:value-type="float" office:value="41.978355415">
                <text:p>41.978355415</text:p>
                <draw:g>
                  <svg:desc>Dataset4.C3:Dataset4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.43775434">
                <text:p>42.43775434</text:p>
              </table:table-cell>
              <table:table-cell office:value-type="float" office:value="20.87751702">
                <text:p>20.87751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.578493037">
                <text:p>28.578493037</text:p>
              </table:table-cell>
              <table:table-cell office:value-type="float" office:value="12.471400848">
                <text:p>12.471400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.430828176">
                <text:p>30.430828176</text:p>
              </table:table-cell>
              <table:table-cell office:value-type="float" office:value="8.249870476">
                <text:p>8.24987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0.921042849">
                <text:p>30.921042849</text:p>
              </table:table-cell>
              <table:table-cell office:value-type="float" office:value="8.468853197">
                <text:p>8.468853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0.907098825">
                <text:p>30.907098825</text:p>
              </table:table-cell>
              <table:table-cell office:value-type="float" office:value="9.269613284">
                <text:p>9.2696132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1.E3:Dataset1.G8 Dataset1.F2:Dataset1.G2" chart:data-source-has-labels="row" svg:x="0.518cm" svg:y="1.04cm" svg:width="9.878cm" svg:height="6.8cm">
          <chart:coordinate-region svg:x="1.245cm" svg:y="1.24cm" svg:width="9.044cm" svg:height="5.953cm"/>
          <chart:axis chart:dimension="x" chart:name="primary-x" chart:style-name="ch5">
            <chart:title svg:x="4.804cm" svg:y="8.02cm" chart:style-name="ch6">
              <text:p>Threads</text:p>
            </chart:title>
          </chart:axis>
          <chart:axis chart:dimension="y" chart:name="primary-y" chart:style-name="ch7">
            <chart:title svg:x="0cm" svg:y="5.159cm" chart:style-name="ch8">
              <text:p>Speedup</text:p>
            </chart:title>
            <chart:grid chart:style-name="ch9" chart:class="major"/>
          </chart:axis>
          <chart:series chart:style-name="ch10" chart:values-cell-range-address="Dataset1.F3:Dataset1.F8" chart:label-cell-address="Dataset1.F2:Dataset1.F2" chart:class="chart:scatter">
            <chart:domain table:cell-range-address="Dataset1.E3:Dataset1.E8"/>
            <chart:data-point chart:repeated="6"/>
          </chart:series>
          <chart:series chart:style-name="ch11" chart:values-cell-range-address="Dataset1.G3:Dataset1.G8" chart:label-cell-address="Dataset1.G2:Dataset1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1.F2:Dataset1.F2</svg:desc>
                </draw:g>
              </table:table-cell>
              <table:table-cell office:value-type="string">
                <text:p>AORUS 15P KD 993AD</text:p>
                <draw:g>
                  <svg:desc>Dataset1.G2:Datas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E3:Dataset1.E8</svg:desc>
                </draw:g>
              </table:table-cell>
              <table:table-cell office:value-type="float" office:value="1">
                <text:p>1</text:p>
                <draw:g>
                  <svg:desc>Dataset1.F3:Dataset1.F8</svg:desc>
                </draw:g>
              </table:table-cell>
              <table:table-cell office:value-type="float" office:value="1">
                <text:p>1</text:p>
                <draw:g>
                  <svg:desc>Dataset1.G3:Datas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260085403581">
                <text:p>1.82260085403581</text:p>
              </table:table-cell>
              <table:table-cell office:value-type="float" office:value="1.82405481664786">
                <text:p>1.82405481664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3295494464615">
                <text:p>3.3295494464615</text:p>
              </table:table-cell>
              <table:table-cell office:value-type="float" office:value="3.38191506516708">
                <text:p>3.38191506516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15845440830051">
                <text:p>3.15845440830051</text:p>
              </table:table-cell>
              <table:table-cell office:value-type="float" office:value="4.60159791901448">
                <text:p>4.60159791901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644404577869">
                <text:p>2.29644404577869</text:p>
              </table:table-cell>
              <table:table-cell office:value-type="float" office:value="4.53119090685494">
                <text:p>4.53119090685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81798772818837">
                <text:p>1.81798772818837</text:p>
              </table:table-cell>
              <table:table-cell office:value-type="float" office:value="4.46346909012753">
                <text:p>4.463469090127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2.E3:Dataset2.G8 Dataset2.F2:Dataset2.G2" chart:data-source-has-labels="row" svg:x="0.518cm" svg:y="1.04cm" svg:width="9.878cm" svg:height="6.8cm">
          <chart:coordinate-region svg:x="1.245cm" svg:y="1.24cm" svg:width="9.044cm" svg:height="5.953cm"/>
          <chart:axis chart:dimension="x" chart:name="primary-x" chart:style-name="ch5">
            <chart:title svg:x="4.804cm" svg:y="8.02cm" chart:style-name="ch6">
              <text:p>Threads</text:p>
            </chart:title>
          </chart:axis>
          <chart:axis chart:dimension="y" chart:name="primary-y" chart:style-name="ch7">
            <chart:title svg:x="0cm" svg:y="5.159cm" chart:style-name="ch8">
              <text:p>Speedup</text:p>
            </chart:title>
            <chart:grid chart:style-name="ch9" chart:class="major"/>
          </chart:axis>
          <chart:series chart:style-name="ch10" chart:values-cell-range-address="Dataset2.F3:Dataset2.F8" chart:label-cell-address="Dataset2.F2:Dataset2.F2" chart:class="chart:scatter">
            <chart:domain table:cell-range-address="Dataset2.E3:Dataset2.E8"/>
            <chart:data-point chart:repeated="6"/>
          </chart:series>
          <chart:series chart:style-name="ch11" chart:values-cell-range-address="Dataset2.G3:Dataset2.G8" chart:label-cell-address="Dataset2.G2:Dataset2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2.F2:Dataset2.F2</svg:desc>
                </draw:g>
              </table:table-cell>
              <table:table-cell office:value-type="string">
                <text:p>AORUS 15P KD 993AD</text:p>
                <draw:g>
                  <svg:desc>Dataset2.G2:Datas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E3:Dataset2.E8</svg:desc>
                </draw:g>
              </table:table-cell>
              <table:table-cell office:value-type="float" office:value="1">
                <text:p>1</text:p>
                <draw:g>
                  <svg:desc>Dataset2.F3:Dataset2.F8</svg:desc>
                </draw:g>
              </table:table-cell>
              <table:table-cell office:value-type="float" office:value="1">
                <text:p>1</text:p>
                <draw:g>
                  <svg:desc>Dataset2.G3:Dataset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37340235569">
                <text:p>1.8937340235569</text:p>
              </table:table-cell>
              <table:table-cell office:value-type="float" office:value="1.76519713989224">
                <text:p>1.76519713989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1119161505034">
                <text:p>3.01119161505034</text:p>
              </table:table-cell>
              <table:table-cell office:value-type="float" office:value="3.55405644489645">
                <text:p>3.55405644489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75444213690893">
                <text:p>2.75444213690893</text:p>
              </table:table-cell>
              <table:table-cell office:value-type="float" office:value="4.69491473451309">
                <text:p>4.69491473451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49099744922765">
                <text:p>2.49099744922765</text:p>
              </table:table-cell>
              <table:table-cell office:value-type="float" office:value="3.99806052190461">
                <text:p>3.99806052190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38495669225833">
                <text:p>2.38495669225833</text:p>
              </table:table-cell>
              <table:table-cell office:value-type="float" office:value="3.98006605729344">
                <text:p>3.980066057293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3.E3:Dataset3.G8 Dataset3.F2:Dataset3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5.159cm" chart:style-name="ch8">
              <text:p>Speedup</text:p>
            </chart:title>
            <chart:grid chart:style-name="ch9" chart:class="major"/>
          </chart:axis>
          <chart:series chart:style-name="ch10" chart:values-cell-range-address="Dataset3.F3:Dataset3.F8" chart:label-cell-address="Dataset3.F2:Dataset3.F2" chart:class="chart:scatter">
            <chart:domain table:cell-range-address="Dataset3.E3:Dataset3.E8"/>
            <chart:data-point chart:repeated="6"/>
          </chart:series>
          <chart:series chart:style-name="ch11" chart:values-cell-range-address="Dataset3.G3:Dataset3.G8" chart:label-cell-address="Dataset3.G2:Dataset3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3.F2:Dataset3.F2</svg:desc>
                </draw:g>
              </table:table-cell>
              <table:table-cell office:value-type="string">
                <text:p>AORUS 15P KD 993AD</text:p>
                <draw:g>
                  <svg:desc>Dataset3.G2:Dataset3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E3:Dataset3.E8</svg:desc>
                </draw:g>
              </table:table-cell>
              <table:table-cell office:value-type="float" office:value="1">
                <text:p>1</text:p>
                <draw:g>
                  <svg:desc>Dataset3.F3:Dataset3.F8</svg:desc>
                </draw:g>
              </table:table-cell>
              <table:table-cell office:value-type="float" office:value="1">
                <text:p>1</text:p>
                <draw:g>
                  <svg:desc>Dataset3.G3:Dataset3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341036178124">
                <text:p>1.92341036178124</text:p>
              </table:table-cell>
              <table:table-cell office:value-type="float" office:value="1.94783298144101">
                <text:p>1.94783298144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4000315594641">
                <text:p>2.84000315594641</text:p>
              </table:table-cell>
              <table:table-cell office:value-type="float" office:value="3.59752198926494">
                <text:p>3.59752198926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59177555643109">
                <text:p>2.59177555643109</text:p>
              </table:table-cell>
              <table:table-cell office:value-type="float" office:value="5.34172052067699">
                <text:p>5.34172052067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48231436570113">
                <text:p>2.48231436570113</text:p>
              </table:table-cell>
              <table:table-cell office:value-type="float" office:value="5.14139965128303">
                <text:p>5.14139965128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51526728277479">
                <text:p>2.51526728277479</text:p>
              </table:table-cell>
              <table:table-cell office:value-type="float" office:value="4.560890713753">
                <text:p>4.5608907137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4.E3:Dataset4.G8 Dataset4.F2:Dataset4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5.159cm" chart:style-name="ch8">
              <text:p>Speedup</text:p>
            </chart:title>
            <chart:grid chart:style-name="ch9" chart:class="major"/>
          </chart:axis>
          <chart:series chart:style-name="ch10" chart:values-cell-range-address="Dataset4.F3:Dataset4.F8" chart:label-cell-address="Dataset4.F2:Dataset4.F2" chart:class="chart:scatter">
            <chart:domain table:cell-range-address="Dataset4.E3:Dataset4.E8"/>
            <chart:data-point chart:repeated="6"/>
          </chart:series>
          <chart:series chart:style-name="ch11" chart:values-cell-range-address="Dataset4.G3:Dataset4.G8" chart:label-cell-address="Dataset4.G2:Dataset4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4.F2:Dataset4.F2</svg:desc>
                </draw:g>
              </table:table-cell>
              <table:table-cell office:value-type="string">
                <text:p>AORUS 15P KD 993AD</text:p>
                <draw:g>
                  <svg:desc>Dataset4.G2:Dataset4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E3:Dataset4.E8</svg:desc>
                </draw:g>
              </table:table-cell>
              <table:table-cell office:value-type="float" office:value="1">
                <text:p>1</text:p>
                <draw:g>
                  <svg:desc>Dataset4.F3:Dataset4.F8</svg:desc>
                </draw:g>
              </table:table-cell>
              <table:table-cell office:value-type="float" office:value="1">
                <text:p>1</text:p>
                <draw:g>
                  <svg:desc>Dataset4.G3:Dataset4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262188322946">
                <text:p>1.89262188322946</text:p>
              </table:table-cell>
              <table:table-cell office:value-type="float" office:value="2.01069674017203">
                <text:p>2.01069674017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1045688570818">
                <text:p>2.81045688570818</text:p>
              </table:table-cell>
              <table:table-cell office:value-type="float" office:value="3.36596954316739">
                <text:p>3.36596954316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63938339352674">
                <text:p>2.63938339352674</text:p>
              </table:table-cell>
              <table:table-cell office:value-type="float" office:value="5.08836539156836">
                <text:p>5.08836539156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59753925283919">
                <text:p>2.59753925283919</text:p>
              </table:table-cell>
              <table:table-cell office:value-type="float" office:value="4.95679337432256">
                <text:p>4.95679337432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59871115674022">
                <text:p>2.59871115674022</text:p>
              </table:table-cell>
              <table:table-cell office:value-type="float" office:value="4.52859834913044">
                <text:p>4.528598349130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